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5f_20_5f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5f_20_5f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S CAMBIOS QUÍMICOS Y SUS MANIFESTACIONES</text:p>
      <text:p text:style-name="P2"/>
      <text:p text:style-name="P4"/>
      <text:p text:style-name="P6">Los cambios químicos afectan a las sustancias que experimentan dichos cambios y llevan consigo un intercambio de energía con el entorno, además de manifestaciones que son visibles, como pueden ser cambio de color, desprendimiento de gases, precipitados y calor.</text:p>
      <text:p text:style-name="P5"/>
      <text:p text:style-name="P5"/>
      <text:p text:style-name="P5">REACCIONES CON CAMBIO DE COLOR:</text:p>
      <text:p text:style-name="P5"/>
      <text:p text:style-name="P5">Material necesario:</text:p>
      <text:list xml:id="list333972231837887707" text:style-name="L1">
        <text:list-item>
          <text:p text:style-name="P8">Vaso de precipitados</text:p>
        </text:list-item>
        <text:list-item>
          <text:p text:style-name="P8">Cuentagotas</text:p>
        </text:list-item>
        <text:list-item>
          <text:p text:style-name="P8">HCl</text:p>
        </text:list-item>
        <text:list-item>
          <text:p text:style-name="P8">Agua</text:p>
        </text:list-item>
      </text:list>
      <text:p text:style-name="P5"/>
      <text:p text:style-name="P5">Procedimiento:</text:p>
      <text:list xml:id="list2314154492074309213" text:style-name="L2">
        <text:list-item>
          <text:p text:style-name="P9">En un vaso de precipitados se coloca un poco de agua y se le añade un poco de Permanganato de potasio (KMNO4). La disolución adquiere un color violeta</text:p>
        </text:list-item>
        <text:list-item>
          <text:p text:style-name="P9">Con ayuda del cuentagotas, se añaden unas gotas de HCl (Se debe tener especial cuidado).</text:p>
        </text:list-item>
        <text:list-item>
          <text:p text:style-name="P9">Removemos con ayuda de una varilla, apreciando que se vuelve incolora.</text:p>
        </text:list-item>
      </text:list>
      <text:p text:style-name="P5"/>
      <text:p text:style-name="P7">2KMnO4 + 16 HCl</text:p>
      <text:p text:style-name="P5"/>
      <text:p text:style-name="P5">Responde: ¿Qué ha pasado?¿Qué crees que ha sucedido? ¿De qué tipo de sustancia se trata? Piensa en grupo y emite una pequeña conclusión de lo sucedido</text:p>
      <text:p text:style-name="P5"/>
      <text:p text:style-name="P4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-2.223cm" svg:y="-2cm" svg:width="20.999cm" svg:height="1.85cm" draw:z-index="0"><draw:image xlink:href="http://www3.gobiernodecanarias.org/medusa/ecoescuela/plantillasrecursos/files/2019/02/eso-1-tecnologia.png" xlink:type="simple" xlink:show="embed" xlink:actuate="onLoad"/></draw:frame> <text:s/></text:p>
      </style:header>
      <style:footer>
        <text:p text:style-name="MP1">Recurso 8 | 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6$Win32 OpenOffice.org_project/416m1$Build-9790</meta:generator>
    <dc:date>2019-02-14T20:47:17.56</dc:date>
    <meta:document-statistic meta:table-count="0" meta:image-count="1" meta:object-count="0" meta:page-count="1" meta:paragraph-count="16" meta:word-count="154" meta:character-count="901"/>
    <meta:user-defined meta:name="Info 1"/>
    <meta:user-defined meta:name="Info 2"/>
    <meta:user-defined meta:name="Info 3"/>
    <meta:user-defined meta:name="Info 4"/>
  </office:meta>
</office:document-meta>
</file>